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b5f4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style:font-name="Gentium Book Basic"/>
    </style:style>
    <style:style style:name="P6" style:family="paragraph">
      <loext:graphic-properties draw:fill-color="#cccccc"/>
      <style:paragraph-properties fo:text-align="center"/>
      <style:text-properties style:font-name="Gentium Book Basic" fo:font-size="12pt"/>
    </style:style>
    <style:style style:name="P7" style:family="paragraph">
      <loext:graphic-properties draw:fill="none" draw:fill-color="#ffffff"/>
      <style:text-properties style:font-name="Gentium Book Basic" fo:font-size="10pt" style:font-size-asian="10pt" style:font-size-complex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cccccc"/>
      <style:text-properties fo:font-size="12pt"/>
    </style:style>
    <style:style style:name="P10" style:family="paragraph">
      <loext:graphic-properties draw:fill="none" draw:fill-color="#ffffff"/>
      <style:text-properties style:font-name="Gentium Book Basic"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-color="#eeeeee"/>
      <style:paragraph-properties fo:text-align="center"/>
      <style:text-properties style:font-name="Gentium Book Basic" fo:font-size="12pt"/>
    </style:style>
    <style:style style:name="P12" style:family="paragraph">
      <loext:graphic-properties draw:fill-color="#eeeeee"/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text-properties style:font-name="Gentium Book Basic"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style:font-name="Gentium Book Basic" fo:font-size="12pt"/>
    </style:style>
    <style:style style:name="P15" style:family="paragraph">
      <loext:graphic-properties draw:fill="none" draw:fill-color="#ffffff"/>
      <style:text-properties style:font-name="Gentium Book Basic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Gentium Book Basic"/>
    </style:style>
    <style:style style:name="T2" style:family="text">
      <style:text-properties style:font-name="Gentium Book Basic" fo:font-size="12pt"/>
    </style:style>
    <style:style style:name="T3" style:family="text">
      <style:text-properties style:font-name="Gentium Book Basic" fo:font-size="10pt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style:font-name="Gentium Book Basic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Gentium Book Basic" fo:font-size="14pt" style:font-size-asian="14pt" style:font-size-complex="14pt"/>
    </style:style>
    <style:style style:name="T7" style:family="text">
      <style:text-properties style:font-name="Gentium Book Basic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fill-color="#cccccc" draw:textarea-horizontal-align="justify" draw:textarea-vertical-align="middle" draw:auto-grow-height="false" fo:min-height="0.2193in" fo:min-width="1.5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cccc" draw:textarea-horizontal-align="justify" draw:textarea-vertical-align="middle" draw:auto-grow-height="false" fo:min-height="0.2201in" fo:min-width="1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="Arrowheads_20_5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000000" draw:marker-start="Arrowheads_20_5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cccc" draw:textarea-horizontal-align="justify" draw:textarea-vertical-align="middle" draw:auto-grow-height="false" fo:min-height="0.2201in" fo:min-width="1.6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6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0.1752in" fo:min-width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2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end="Arrowheads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66in" style:run-through="foreground" style:vertical-pos="from-top" style:vertical-rel="paragraph" style:horizontal-pos="from-left" style:horizontal-rel="paragraph"/>
    </style:style>
    <style:style style:name="gr13" style:family="graphic">
      <style:graphic-properties style:run-through="foreground" style:vertical-pos="from-top" style:vertical-rel="paragraph" style:horizontal-pos="from-left" style:horizontal-rel="paragraph"/>
    </style:style>
    <style:style style:name="gr14" style:family="graphic">
      <style:graphic-properties draw:fill-color="#eeeeee" draw:textarea-horizontal-align="justify" draw:textarea-vertical-align="middle" draw:auto-grow-height="false" fo:min-height="0.6638in" fo:min-width="1.6654in" style:run-through="foreground"/>
    </style:style>
    <style:style style:name="gr15" style:family="graphic">
      <style:graphic-properties draw:fill-color="#eeeeee" draw:textarea-horizontal-align="justify" draw:textarea-vertical-align="middle" draw:auto-grow-height="false" fo:min-height="0.7146in" fo:min-width="1.3835in" style:run-through="foreground"/>
    </style:style>
    <style:style style:name="gr16" style:family="graphic">
      <style:graphic-properties draw:marker-end="Arrowheads_20_2" draw:textarea-horizontal-align="center" draw:textarea-vertical-align="middle" style:run-through="foreground"/>
    </style:style>
    <style:style style:name="gr17" style:family="graphic">
      <style:graphic-properties draw:marker-end="Arrowheads_20_3" draw:textarea-horizontal-align="center" draw:textarea-vertical-align="middle" style:run-through="foreground"/>
    </style:style>
    <style:style style:name="gr18" style:family="graphic">
      <style:graphic-properties svg:stroke-color="#3465a4" draw:marker-end="Arrowheads_20_4" draw:textarea-horizontal-align="center" draw:textarea-vertical-align="middle" style:run-through="foreground"/>
    </style:style>
    <style:style style:name="gr19" style:family="graphic">
      <style:graphic-properties svg:stroke-color="#006600" draw:marker-start="Arrowheads_20_2" draw:marker-end="Arrowheads_20_2"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4508in" style:run-through="foreground"/>
    </style:style>
    <style:style style:name="gr21" style:family="graphic">
      <style:graphic-properties draw:stroke="none" svg:stroke-color="#000000" draw:fill="none" draw:fill-color="#ffffff" fo:min-height="0.252in" style:run-through="foreground"/>
    </style:style>
    <style:style style:name="gr22" style:family="graphic">
      <style:graphic-properties draw:stroke="none" svg:stroke-color="#000000" draw:fill="none" draw:fill-color="#ffffff" fo:min-height="0.5799in" style:run-through="foreground"/>
    </style:style>
    <style:style style:name="gr23" style:family="graphic">
      <style:graphic-properties draw:stroke="none" svg:stroke-color="#000000" draw:fill="none" draw:fill-color="#ffffff" fo:min-height="0.161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2" draw:name="Shape2" draw:style-name="gr5" draw:text-style-name="P8" svg:x1="2.7992in" svg:y1="3.5508in" svg:x2="2.7992in" svg:y2="3.3559in"><text:p/></draw:line><draw:custom-shape text:anchor-type="paragraph" draw:z-index="13" draw:name="Shape1" draw:style-name="gr6" draw:text-style-name="P6" svg:width="1.6248in" svg:height="0.2441in" svg:x="1.9563in" svg:y="3.1126in"><text:p text:style-name="P4"><text:span text:style-name="T2">a x a Conv2D(4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6" draw:text-style-name="P6" svg:width="1.6248in" svg:height="0.2441in" svg:x="1.9563in" svg:y="3.5291in"><text:p text:style-name="P4"><text:span text:style-name="T2">a x a Conv2D(4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6" draw:text-style-name="P6" svg:width="1.6248in" svg:height="0.2441in" svg:x="1.9543in" svg:y="3.972in"><text:p text:style-name="P4"><text:span text:style-name="T2">a x a Conv2D(4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2" draw:style-name="gr5" draw:text-style-name="P4" svg:x1="2.7992in" svg:y1="4.6677in" svg:x2="2.7992in" svg:y2="4.2161in"><text:p/></draw:line><draw:frame text:anchor-type="paragraph" draw:z-index="17" draw:name="Shape3" draw:style-name="gr7" draw:text-style-name="P7" svg:width="0.6161in" svg:height="0.1622in" svg:x="2.539in" svg:y="4.2591in"><draw:text-box><text:p><text:span text:style-name="T3">maxpool</text:span></text:p></draw:text-box></draw:frame><draw:line text:anchor-type="paragraph" draw:z-index="18" draw:name="Shape2" draw:style-name="gr5" draw:text-style-name="P8" svg:x1="2.8067in" svg:y1="5.087in" svg:x2="2.8067in" svg:y2="4.8921in"><text:p/></draw:line><draw:custom-shape text:anchor-type="paragraph" draw:z-index="19" draw:name="Shape1" draw:style-name="gr6" draw:text-style-name="P6" svg:width="1.6248in" svg:height="0.2441in" svg:x="1.9563in" svg:y="4.6484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6" draw:text-style-name="P6" svg:width="1.6248in" svg:height="0.2441in" svg:x="1.9563in" svg:y="5.0654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6" draw:text-style-name="P6" svg:width="1.6248in" svg:height="0.2441in" svg:x="1.9563in" svg:y="5.5083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name="Shape2" draw:style-name="gr5" draw:text-style-name="P8" svg:x1="2.8067in" svg:y1="5.5035in" svg:x2="2.8067in" svg:y2="5.3087in"><text:p/></draw:line><draw:line text:anchor-type="paragraph" draw:z-index="23" draw:name="Shape2" draw:style-name="gr5" draw:text-style-name="P4" svg:x1="2.8071in" svg:y1="6.2035in" svg:x2="2.8071in" svg:y2="5.752in"><text:p/></draw:line><draw:frame text:anchor-type="paragraph" draw:z-index="24" draw:name="Shape3" draw:style-name="gr7" draw:text-style-name="P7" svg:width="0.6161in" svg:height="0.1622in" svg:x="2.5465in" svg:y="5.7953in"><draw:text-box><text:p><text:span text:style-name="T3">maxpool</text:span></text:p></draw:text-box></draw:frame><draw:line text:anchor-type="paragraph" draw:z-index="25" draw:name="Shape2" draw:style-name="gr5" draw:text-style-name="P8" svg:x1="2.8067in" svg:y1="6.6409in" svg:x2="2.8067in" svg:y2="6.4461in"><text:p/></draw:line><draw:custom-shape text:anchor-type="paragraph" draw:z-index="26" draw:name="Shape1" draw:style-name="gr6" draw:text-style-name="P6" svg:width="1.6248in" svg:height="0.2441in" svg:x="1.9563in" svg:y="6.2028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6" draw:text-style-name="P6" svg:width="1.6248in" svg:height="0.2441in" svg:x="1.9563in" svg:y="6.6193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6" draw:text-style-name="P6" svg:width="1.6248in" svg:height="0.2441in" svg:x="1.9563in" svg:y="7.0626in"><text:p text:style-name="P4"><text:span text:style-name="T2">a x a Conv2D(8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9" draw:name="Shape2" draw:style-name="gr5" draw:text-style-name="P8" svg:x1="2.8067in" svg:y1="7.0579in" svg:x2="2.8067in" svg:y2="6.863in"><text:p/></draw:line><draw:line text:anchor-type="paragraph" draw:z-index="30" draw:name="Shape2" draw:style-name="gr5" draw:text-style-name="P4" svg:x1="2.8071in" svg:y1="7.7579in" svg:x2="2.8071in" svg:y2="7.3063in"><text:p/></draw:line><draw:frame text:anchor-type="paragraph" draw:z-index="31" draw:name="Shape3" draw:style-name="gr7" draw:text-style-name="P7" svg:width="0.6161in" svg:height="0.1622in" svg:x="2.5465in" svg:y="7.3492in"><draw:text-box><text:p><text:span text:style-name="T3">maxpool</text:span></text:p></draw:text-box></draw:frame><draw:line text:anchor-type="paragraph" draw:z-index="35" draw:name="Shape2" draw:style-name="gr5" draw:text-style-name="P8" svg:x1="2.8067in" svg:y1="8.2205in" svg:x2="2.8067in" svg:y2="8.0248in"><text:p/></draw:line><draw:line text:anchor-type="paragraph" draw:z-index="36" draw:name="Shape2" draw:style-name="gr5" draw:text-style-name="P8" svg:x1="2.7894in" svg:y1="8.8717in" svg:x2="2.7969in" svg:y2="8.5563in"><text:p/></draw:line><draw:frame text:anchor-type="paragraph" draw:z-index="37" draw:name="Shape3" draw:style-name="gr7" draw:text-style-name="P7" svg:width="0.6161in" svg:height="0.1622in" svg:x="2.5902in" svg:y="8.5563in"><draw:text-box><text:p><text:span text:style-name="T3">yes</text:span></text:p></draw:text-box></draw:frame><draw:frame text:anchor-type="paragraph" draw:z-index="38" draw:name="Shape3" draw:style-name="gr7" draw:text-style-name="P7" svg:width="0.6161in" svg:height="0.1622in" svg:x="2.1909in" svg:y="8.2201in"><draw:text-box><text:p><text:span text:style-name="T3">no</text:span></text:p></draw:text-box></draw:frame><draw:line text:anchor-type="paragraph" draw:z-index="39" draw:name="Shape2" draw:style-name="gr5" draw:text-style-name="P8" svg:x1="2.7819in" svg:y1="9.4299in" svg:x2="2.7894in" svg:y2="9.1146in"><text:p/></draw:line><draw:frame text:anchor-type="paragraph" draw:z-index="40" draw:name="Shape3" draw:style-name="gr9" draw:text-style-name="P7" svg:width="0.7886in" svg:height="0.3232in" svg:x="1.5346in" svg:y="8.3457in"><draw:text-box><text:p><text:span text:style-name="T3">repeat (l) times</text:span></text:p></draw:text-box></draw:frame><draw:frame text:anchor-type="paragraph" draw:z-index="43" draw:name="Shape3" draw:style-name="gr9" draw:text-style-name="P7" svg:width="0.7886in" svg:height="0.3232in" svg:x="1.1602in" svg:y="9.1071in"><draw:text-box><text:p><text:span text:style-name="T3">repeat (l) times</text:span></text:p></draw:text-box></draw:frame><draw:frame text:anchor-type="paragraph" draw:z-index="44" draw:name="Shape3" draw:style-name="gr7" draw:text-style-name="P7" svg:width="0.6161in" svg:height="0.1622in" svg:x="2.5555in" svg:y="9.502in"><draw:text-box><text:p><text:span text:style-name="T3">Output</text:span></text:p></draw:text-box></draw:frame><draw:frame text:anchor-type="paragraph" draw:z-index="45" draw:name="Shape3" draw:style-name="gr7" draw:text-style-name="P7" svg:width="0.6161in" svg:height="0.1622in" svg:x="2.6508in" svg:y="0.3528in"><draw:text-box><text:p><text:span text:style-name="T3">Input</text:span></text:p></draw:text-box></draw:frame><draw:custom-shape text:anchor-type="paragraph" draw:z-index="0" draw:name="Shape1" draw:style-name="gr1" draw:text-style-name="P5" svg:width="1.6232in" svg:height="0.2433in" svg:x="1.9575in" svg:y="2.4307in"><text:p text:style-name="P4"><text:span text:style-name="T1">a x a Conv2D(2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" draw:text-style-name="P5" svg:width="1.6232in" svg:height="0.2433in" svg:x="1.9575in" svg:y="1.9965in"><text:p text:style-name="P4"><text:span text:style-name="T1">a x a Conv2D(2*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5" svg:width="1.6232in" svg:height="0.2433in" svg:x="1.9575in" svg:y="1.302in"><text:p text:style-name="P4"><text:span text:style-name="T1">a x a Conv2D(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2" draw:text-style-name="P6" svg:width="1.6248in" svg:height="0.2441in" svg:x="1.9563in" svg:y="0.8646in"><text:p text:style-name="P4"><text:span text:style-name="T2">a x a Conv2D(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2" draw:style-name="gr3" draw:text-style-name="P4" svg:x1="2.7992in" svg:y1="1.302in" svg:x2="2.7992in" svg:y2="1.1083in"><text:p/></draw:line><draw:line text:anchor-type="paragraph" draw:z-index="5" draw:name="Shape2" draw:style-name="gr3" draw:text-style-name="P4" svg:x1="2.7992in" svg:y1="1.9969in" svg:x2="2.7992in" svg:y2="1.5453in"><text:p/></draw:line><draw:frame text:anchor-type="paragraph" draw:z-index="6" draw:name="Shape3" draw:style-name="gr4" draw:text-style-name="P7" svg:width="0.6161in" svg:height="0.1622in" svg:x="2.539in" svg:y="1.6193in"><draw:text-box><text:p><text:span text:style-name="T3">maxpool</text:span></text:p></draw:text-box></draw:frame><draw:line text:anchor-type="paragraph" draw:z-index="7" draw:name="Shape2" draw:style-name="gr3" draw:text-style-name="P4" svg:x1="2.7992in" svg:y1="0.8646in" svg:x2="2.7992in" svg:y2="0.5173in"><text:p/></draw:line><draw:frame text:anchor-type="paragraph" draw:z-index="8" draw:name="Shape3" draw:style-name="gr4" draw:text-style-name="P7" svg:width="0.6161in" svg:height="0.1622in" svg:x="2.539in" svg:y="2.7917in"><draw:text-box><text:p><text:span text:style-name="T3">maxpool</text:span></text:p></draw:text-box></draw:frame><draw:line text:anchor-type="paragraph" draw:z-index="9" draw:name="Shape2" draw:style-name="gr3" draw:text-style-name="P4" svg:x1="2.7992in" svg:y1="3.1252in" svg:x2="2.7992in" svg:y2="2.6736in"><text:p/></draw:line><draw:line text:anchor-type="paragraph" draw:z-index="10" draw:name="Shape2" draw:style-name="gr3" draw:text-style-name="P8" svg:x1="2.7992in" svg:y1="2.4307in" svg:x2="2.7992in" svg:y2="2.2358in"><text:p/></draw:line><draw:custom-shape text:anchor-type="paragraph" draw:z-index="32" draw:name="Shape1" draw:style-name="gr1" draw:text-style-name="P5" svg:width="1.6232in" svg:height="0.2433in" svg:x="1.9575in" svg:y="7.752in"><text:p text:style-name="P4"><text:span text:style-name="T1">dense(d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4" draw:style-name="gr8" draw:text-style-name="P9" svg:width="1.0177in" svg:height="0.3488in" svg:x="2.2791in" svg:y="8.2075in"><text:p><text:span text:style-name="T4">use bn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4" draw:name="Shape1" draw:style-name="gr1" draw:text-style-name="P5" svg:width="1.6232in" svg:height="0.2433in" svg:x="1.9484in" svg:y="8.8717in"><text:p text:style-name="P4"><text:span text:style-name="T1">Batch normaliz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41" draw:name="Shape5" draw:style-name="gr10" draw:text-style-name="P4" svg:width="1.3551in" svg:height="1.9185in" draw:transform="rotate (3.13496040243221) translate (2.79421808604762in 9.42994251493632in)" svg:viewBox="0 0 3443 4874" svg:d="M31 0c2403 0 3184 1341 3184 1341l179 395 49 683-107 706-216 598c0 0-240 312-219 311 22 0-385 398-385 398l-448 268-726 165-1146 8-196 1"><text:p/></draw:path><draw:path text:anchor-type="paragraph" draw:z-index="42" draw:name="Shape6" draw:style-name="gr11" draw:text-style-name="P4" svg:width="0.6642in" svg:height="0.6953in" draw:transform="rotate (2.90649680334616) translate (2.27916666666667in 8.38194444444444in)" svg:viewBox="0 0 1688 1767" svg:d="M0 0c1135 0 1600 614 1600 614l88 275-30 346-190 342-227 190"><text:p/></draw:path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1" draw:name="Shape2" draw:style-name="gr3" draw:text-style-name="P8" svg:x1="2.7902in" svg:y1="0.3256in" svg:x2="2.7902in" svg:y2="0.1307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draw:frame text:anchor-type="paragraph" draw:z-index="46" draw:name="Shape7" draw:style-name="gr12" draw:text-style-name="P10" svg:width="2.635in" svg:height="0.387in" svg:x="2.0571in" svg:y="4.1193in"><draw:text-box><text:p><text:span text:style-name="T5">Figure 2: </text:span><text:span text:style-name="T5">Siamese VGG </text:span><text:span text:style-name="T5">architecture</text:span></text:p></draw:text-box></draw:frame><draw:g text:anchor-type="paragraph" draw:z-index="47" draw:style-name="gr13"><draw:custom-shape draw:name="Shape1" draw:style-name="gr14" draw:text-style-name="P11" svg:width="1.7362in" svg:height="0.735in" svg:x="2.4524in" svg:y="0.7925in"><text:p text:style-name="P4"><text:span text:style-name="T2">CALCULAT</text:span><text:span text:style-name="T2">E </text:span><text:span text:style-name="T2">DISTANCE </text:span></text:p><text:p text:style-name="P4"><text:span text:style-name="T2">+ </text:span></text:p><text:p text:style-name="P4"><text:span text:style-name="T2">CONTRAST</text:span><text:span text:style-name="T2">IVE LOS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15" draw:text-style-name="P11" svg:width="1.4598in" svg:height="0.7913in" svg:x="1.2634in" svg:y="2.0492in"><text:p text:style-name="P4"><text:span text:style-name="T2">VGG</text:span></text:p><text:p text:style-name="P4"><text:span text:style-name="T2">BRANCH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15" draw:text-style-name="P12" svg:width="1.4598in" svg:height="0.7913in" svg:x="3.9898in" svg:y="2.0417in"><text:p text:style-name="P4"><text:span text:style-name="T2">VGG</text:span></text:p><text:p text:style-name="P4"><text:span text:style-name="T2">BRANCH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16" draw:text-style-name="P4" svg:x1="2.0142in" svg:y1="2.0492in" svg:x2="3.3378in" svg:y2="1.5272in"><text:p/></draw:line><draw:line draw:name="Shape2" draw:style-name="gr16" draw:text-style-name="P4" svg:x1="4.7614in" svg:y1="2.0417in" svg:x2="3.3378in" svg:y2="1.5272in"><text:p/></draw:line><draw:line draw:name="Shape3" draw:style-name="gr17" draw:text-style-name="P4" svg:x1="3.2941in" svg:y1="0.7925in" svg:x2="3.2941in" svg:y2="0.3063in"><text:p/></draw:line><draw:line draw:name="Shape4" draw:style-name="gr18" draw:text-style-name="P8" svg:x1="1.9921in" svg:y1="2.8406in" svg:x2="1.9921in" svg:y2="3.2496in"><text:p/></draw:line><draw:line draw:name="Shape4" draw:style-name="gr18" draw:text-style-name="P8" svg:x1="4.735in" svg:y1="2.8327in" svg:x2="4.735in" svg:y2="3.2354in"><text:p/></draw:line><draw:line draw:name="Shape2" draw:style-name="gr19" draw:text-style-name="P4" svg:x1="2.7232in" svg:y1="2.4933in" svg:x2="3.9898in" svg:y2="2.4933in"><text:p/></draw:line><draw:frame draw:name="Shape5" draw:style-name="gr20" draw:text-style-name="P13" svg:width="1.1469in" svg:height="0.4512in" svg:x="1.515in" svg:y="3.2in"><draw:text-box><text:p><text:span text:style-name="T6">INPUT 1 (PATCH </text:span><text:span text:style-name="T6">1)</text:span></text:p></draw:text-box></draw:frame><draw:frame draw:name="Shape5" draw:style-name="gr21" draw:text-style-name="P13" svg:width="0.9378in" svg:height="0.4512in" svg:x="4.4571in" svg:y="3.1917in"><draw:text-box><text:p><text:span text:style-name="T6">INPUT 2</text:span></text:p><text:p><text:span text:style-name="T6">(PATCH 2)</text:span></text:p></draw:text-box></draw:frame><draw:frame draw:name="Shape6" draw:style-name="gr22" draw:text-style-name="P14" svg:width="1.5106in" svg:height="0.5803in" svg:x="2.6in" svg:y="-0.1618in"><draw:text-box><text:p text:style-name="P4"><text:span text:style-name="T2">OUTPUT(PROJECTE</text:span><text:span text:style-name="T2">D DISTANCE)</text:span></text:p></draw:text-box></draw:frame><draw:frame draw:name="Shape2" draw:style-name="gr23" draw:text-style-name="P15" svg:width="0.7724in" svg:height="0.1622in" svg:x="3.1209in" svg:y="2.3311in"><draw:text-box><text:p><text:span text:style-name="T7">WEIGHTS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ntium Book Basic" svg:font-family="'Gentium Book Basic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0 1131 1131" svg:d="M0 564l564 567 567-567-567-564z"/>
    <draw:marker draw:name="Arrowheads_20_5" draw:display-name="Arrowheads 5" svg:viewBox="0 0 3000 3000" svg:d="M1500 0l1500 3000h-3000zM1500 447l-1176 2353h235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7:47:02.450100333</meta:creation-date>
    <meta:editing-duration>PT49M26S</meta:editing-duration>
    <meta:editing-cycles>7</meta:editing-cycles>
    <meta:generator>LibreOffice/5.1.6.2$Linux_X86_64 LibreOffice_project/10m0$Build-2</meta:generator>
    <dc:date>2018-11-30T22:46:41.047278593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